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f38" officeooo:paragraph-rsid="001d4f38"/>
    </style:style>
    <style:style style:name="P2" style:family="paragraph" style:parent-style-name="Standard">
      <style:text-properties officeooo:paragraph-rsid="001d4f38"/>
    </style:style>
    <style:style style:name="P3" style:family="paragraph" style:parent-style-name="Text_20_body">
      <style:text-properties officeooo:paragraph-rsid="001d4f38"/>
    </style:style>
    <style:style style:name="T1" style:family="text">
      <style:text-properties officeooo:rsid="001d4f38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ll Sripting</text:p>
      <text:p text:style-name="P1"/>
      <text:p text:style-name="P1">Error 1 . lpr: Error - no default destination available.</text:p>
      <text:p text:style-name="P1"/>
      <text:p text:style-name="P2"><text:span text:style-name="T1"><text:tab/>Lpr : </text:span>The <text:span text:style-name="T2">lpr</text:span> command is used to submit print jobs in Linux.</text:p>
      <text:p text:style-name="P2"/>
      <text:p text:style-name="P3">To find the available printers, at a terminal type</text:p>
      <text:p text:style-name="Text_20_body">lpstat -p -d</text:p>
      <text:p text:style-name="Text_20_body">Then to pick one as the default lpd printer, type at the terminal </text:p>
      <text:p text:style-name="Text_20_body">lpoptions -d &lt;printer&gt;</text:p>
      <text:p text:style-name="Text_20_body">You can copy and paste the &lt;printer&gt; from the list given by lpstat -p -d</text:p>
      <text:p text:style-name="Text_20_body">Then type</text:p>
      <text:p text:style-name="Text_20_body">lpq</text:p>
      <text:p text:style-name="Text_20_body">to see if the printer you selected is now the defaul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1:23:21.745037916</meta:creation-date>
    <dc:date>2017-10-10T11:25:48.856290252</dc:date>
    <meta:editing-duration>PT2M27S</meta:editing-duration>
    <meta:editing-cycles>1</meta:editing-cycles>
    <meta:document-statistic meta:table-count="0" meta:image-count="0" meta:object-count="0" meta:page-count="1" meta:paragraph-count="11" meta:word-count="82" meta:character-count="419" meta:non-whitespace-character-count="346"/>
    <meta:generator>LibreOffice/5.1.6.2$Linux_X86_64 LibreOffice_project/10m0$Build-2</meta:generator>
  </office:meta>
</office:document-meta>
</file>